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office:value-type="string" calcext:value-type="string">
            <text:p>Stoc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string" calcext:value-type="string">
            <text:p>n1 Test</text:p>
          </table:table-cell>
          <table:table-cell office:value-type="string" calcext:value-type="string">
            <text:p>n5 Test</text:p>
          </table:table-cell>
          <table:table-cell office:value-type="string" calcext:value-type="string">
            <text:p>n10 T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 (DIS)</text:p>
          </table:table-cell>
          <table:table-cell office:value-type="float" office:value="1.422" calcext:value-type="float">
            <text:p>1.422</text:p>
          </table:table-cell>
          <table:table-cell office:value-type="float" office:value="0.611" calcext:value-type="float">
            <text:p>0.611</text:p>
          </table:table-cell>
          <table:table-cell office:value-type="float" office:value="2.805" calcext:value-type="float">
            <text:p>2.805</text:p>
          </table:table-cell>
          <table:table-cell office:value-type="float" office:value="4.018" calcext:value-type="float">
            <text:p>4.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209.22" calcext:value-type="float">
            <text:p>209.22</text:p>
          </table:table-cell>
          <table:table-cell office:value-type="float" office:value="56.365" calcext:value-type="float">
            <text:p>56.365</text:p>
          </table:table-cell>
          <table:table-cell office:value-type="float" office:value="95.65" calcext:value-type="float">
            <text:p>95.65</text:p>
          </table:table-cell>
          <table:table-cell office:value-type="float" office:value="116.346" calcext:value-type="float">
            <text:p>116.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 Jones (DJI)</text:p>
          </table:table-cell>
          <table:table-cell office:value-type="float" office:value="147.454" calcext:value-type="float">
            <text:p>147.454</text:p>
          </table:table-cell>
          <table:table-cell office:value-type="float" office:value="223.39" calcext:value-type="float">
            <text:p>223.39</text:p>
          </table:table-cell>
          <table:table-cell office:value-type="float" office:value="290.591" calcext:value-type="float">
            <text:p>290.591</text:p>
          </table:table-cell>
          <table:table-cell office:value-type="float" office:value="366.041" calcext:value-type="float">
            <text:p>366.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 (AAPL)</text:p>
          </table:table-cell>
          <table:table-cell office:value-type="float" office:value="8.693" calcext:value-type="float">
            <text:p>8.693</text:p>
          </table:table-cell>
          <table:table-cell office:value-type="float" office:value="13.446" calcext:value-type="float">
            <text:p>13.446</text:p>
          </table:table-cell>
          <table:table-cell office:value-type="float" office:value="25.47" calcext:value-type="float">
            <text:p>25.47</text:p>
          </table:table-cell>
          <table:table-cell office:value-type="float" office:value="38.42" calcext:value-type="float">
            <text:p>38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 (MSFT)</text:p>
          </table:table-cell>
          <table:table-cell office:value-type="float" office:value="1.68" calcext:value-type="float">
            <text:p>1.68</text:p>
          </table:table-cell>
          <table:table-cell office:value-type="float" office:value="6.739" calcext:value-type="float">
            <text:p>6.739</text:p>
          </table:table-cell>
          <table:table-cell office:value-type="float" office:value="14.872" calcext:value-type="float">
            <text:p>14.872</text:p>
          </table:table-cell>
          <table:table-cell office:value-type="float" office:value="25.437" calcext:value-type="float">
            <text:p>25.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bet (GOOGL)</text:p>
          </table:table-cell>
          <table:table-cell office:value-type="float" office:value="53.256" calcext:value-type="float">
            <text:p>53.256</text:p>
          </table:table-cell>
          <table:table-cell office:value-type="float" office:value="67.278" calcext:value-type="float">
            <text:p>67.278</text:p>
          </table:table-cell>
          <table:table-cell office:value-type="float" office:value="106.524" calcext:value-type="float">
            <text:p>106.524</text:p>
          </table:table-cell>
          <table:table-cell office:value-type="float" office:value="177.723" calcext:value-type="float">
            <text:p>177.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zon (AMZN)</text:p>
          </table:table-cell>
          <table:table-cell office:value-type="float" office:value="66.47" calcext:value-type="float">
            <text:p>66.47</text:p>
          </table:table-cell>
          <table:table-cell office:value-type="float" office:value="98.127" calcext:value-type="float">
            <text:p>98.127</text:p>
          </table:table-cell>
          <table:table-cell office:value-type="float" office:value="173.7" calcext:value-type="float">
            <text:p>173.7</text:p>
          </table:table-cell>
          <table:table-cell office:value-type="float" office:value="253.25" calcext:value-type="float">
            <text:p>25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 (FB)</text:p>
          </table:table-cell>
          <table:table-cell office:value-type="float" office:value="16.298" calcext:value-type="float">
            <text:p>16.298</text:p>
          </table:table-cell>
          <table:table-cell office:value-type="float" office:value="25.311" calcext:value-type="float">
            <text:p>25.311</text:p>
          </table:table-cell>
          <table:table-cell office:value-type="float" office:value="28.975" calcext:value-type="float">
            <text:p>28.975</text:p>
          </table:table-cell>
          <table:table-cell office:value-type="float" office:value="35.89" calcext:value-type="float">
            <text:p>35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kshire Hathaway (BRK.A)</text:p>
          </table:table-cell>
          <table:table-cell office:value-type="float" office:value="8848.778" calcext:value-type="float">
            <text:p>8848.778</text:p>
          </table:table-cell>
          <table:table-cell office:value-type="float" office:value="20943.031" calcext:value-type="float">
            <text:p>20943.031</text:p>
          </table:table-cell>
          <table:table-cell office:value-type="float" office:value="41244.559" calcext:value-type="float">
            <text:p>41244.559</text:p>
          </table:table-cell>
          <table:table-cell office:value-type="float" office:value="59548.393" calcext:value-type="float">
            <text:p>59548.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Morgan Chase (JPM)</text:p>
          </table:table-cell>
          <table:table-cell office:value-type="float" office:value="1.129" calcext:value-type="float">
            <text:p>1.129</text:p>
          </table:table-cell>
          <table:table-cell office:value-type="float" office:value="2.265" calcext:value-type="float">
            <text:p>2.265</text:p>
          </table:table-cell>
          <table:table-cell office:value-type="float" office:value="6.91" calcext:value-type="float">
            <text:p>6.91</text:p>
          </table:table-cell>
          <table:table-cell office:value-type="float" office:value="10.542" calcext:value-type="float">
            <text:p>10.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son &amp; Johnson (JNJ)</text:p>
          </table:table-cell>
          <table:table-cell office:value-type="float" office:value="2.014" calcext:value-type="float">
            <text:p>2.014</text:p>
          </table:table-cell>
          <table:table-cell office:value-type="float" office:value="5.416" calcext:value-type="float">
            <text:p>5.416</text:p>
          </table:table-cell>
          <table:table-cell office:value-type="float" office:value="10.063" calcext:value-type="float">
            <text:p>10.063</text:p>
          </table:table-cell>
          <table:table-cell office:value-type="float" office:value="15.032" calcext:value-type="float">
            <text:p>15.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a (V)</text:p>
          </table:table-cell>
          <table:table-cell office:value-type="float" office:value="7.609" calcext:value-type="float">
            <text:p>7.609</text:p>
          </table:table-cell>
          <table:table-cell office:value-type="float" office:value="14.915" calcext:value-type="float">
            <text:p>14.915</text:p>
          </table:table-cell>
          <table:table-cell office:value-type="float" office:value="17.796" calcext:value-type="float">
            <text:p>17.796</text:p>
          </table:table-cell>
          <table:table-cell office:value-type="float" office:value="23.116" calcext:value-type="float">
            <text:p>23.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mart (WMT)</text:p>
          </table:table-cell>
          <table:table-cell office:value-type="float" office:value="1.358" calcext:value-type="float">
            <text:p>1.358</text:p>
          </table:table-cell>
          <table:table-cell office:value-type="float" office:value="3.161" calcext:value-type="float">
            <text:p>3.161</text:p>
          </table:table-cell>
          <table:table-cell office:value-type="float" office:value="7.413" calcext:value-type="float">
            <text:p>7.413</text:p>
          </table:table-cell>
          <table:table-cell office:value-type="float" office:value="11.373" calcext:value-type="float">
            <text:p>11.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of America (BAC)</text:p>
          </table:table-cell>
          <table:table-cell office:value-type="float" office:value="0.687" calcext:value-type="float">
            <text:p>0.687</text:p>
          </table:table-cell>
          <table:table-cell office:value-type="float" office:value="0.494" calcext:value-type="float">
            <text:p>0.494</text:p>
          </table:table-cell>
          <table:table-cell office:value-type="float" office:value="0.845" calcext:value-type="float">
            <text:p>0.845</text:p>
          </table:table-cell>
          <table:table-cell office:value-type="float" office:value="1.698" calcext:value-type="float">
            <text:p>1.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tor &amp; Gamble (PG)</text:p>
          </table:table-cell>
          <table:table-cell office:value-type="float" office:value="0.983" calcext:value-type="float">
            <text:p>0.983</text:p>
          </table:table-cell>
          <table:table-cell office:value-type="float" office:value="0.047" calcext:value-type="float">
            <text:p>0.047</text:p>
          </table:table-cell>
          <table:table-cell office:value-type="float" office:value="1.526" calcext:value-type="float">
            <text:p>1.526</text:p>
          </table:table-cell>
          <table:table-cell office:value-type="float" office:value="4.076" calcext:value-type="float">
            <text:p>4.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card (MA)</text:p>
          </table:table-cell>
          <table:table-cell office:value-type="float" office:value="12.636" calcext:value-type="float">
            <text:p>12.636</text:p>
          </table:table-cell>
          <table:table-cell office:value-type="float" office:value="28.027" calcext:value-type="float">
            <text:p>28.027</text:p>
          </table:table-cell>
          <table:table-cell office:value-type="float" office:value="35.36" calcext:value-type="float">
            <text:p>35.36</text:p>
          </table:table-cell>
          <table:table-cell office:value-type="float" office:value="45.365" calcext:value-type="float">
            <text:p>45.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xon (XOM)</text:p>
          </table:table-cell>
          <table:table-cell office:value-type="float" office:value="1.212" calcext:value-type="float">
            <text:p>1.2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646" calcext:value-type="float">
            <text:p>0.646</text:p>
          </table:table-cell>
          <table:table-cell office:value-type="float" office:value="1.255" calcext:value-type="float">
            <text:p>1.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&amp;T (T)</text:p>
          </table:table-cell>
          <table:table-cell office:value-type="float" office:value="1.049" calcext:value-type="float">
            <text:p>1.049</text:p>
          </table:table-cell>
          <table:table-cell office:value-type="float" office:value="1.354" calcext:value-type="float">
            <text:p>1.354</text:p>
          </table:table-cell>
          <table:table-cell office:value-type="float" office:value="2.976" calcext:value-type="float">
            <text:p>2.976</text:p>
          </table:table-cell>
          <table:table-cell office:value-type="float" office:value="4.655" calcext:value-type="float">
            <text:p>4.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a Cola (KO)</text:p>
          </table:table-cell>
          <table:table-cell office:value-type="float" office:value="0.978" calcext:value-type="float">
            <text:p>0.978</text:p>
          </table:table-cell>
          <table:table-cell office:value-type="float" office:value="2.915" calcext:value-type="float">
            <text:p>2.915</text:p>
          </table:table-cell>
          <table:table-cell office:value-type="float" office:value="6.124" calcext:value-type="float">
            <text:p>6.124</text:p>
          </table:table-cell>
          <table:table-cell office:value-type="float" office:value="9.19" calcext:value-type="float">
            <text:p>9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lls Fargo (WFC)</text:p>
          </table:table-cell>
          <table:table-cell office:value-type="float" office:value="3.986" calcext:value-type="float">
            <text:p>3.986</text:p>
          </table:table-cell>
          <table:table-cell office:value-type="float" office:value="4.886" calcext:value-type="float">
            <text:p>4.886</text:p>
          </table:table-cell>
          <table:table-cell office:value-type="float" office:value="10.707" calcext:value-type="float">
            <text:p>10.707</text:p>
          </table:table-cell>
          <table:table-cell office:value-type="float" office:value="18.207" calcext:value-type="float">
            <text:p>18.207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09:04:16.26653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3:12:00.967562097</meta:creation-date>
    <dc:date>2020-01-07T11:23:10.051333325</dc:date>
    <meta:editing-duration>PT2H4M12S</meta:editing-duration>
    <meta:editing-cycles>8</meta:editing-cycles>
    <meta:generator>LibreOffice/6.2.7.1$Linux_X86_64 LibreOffice_project/20$Build-1</meta:generator>
    <meta:document-statistic meta:table-count="1" meta:cell-count="105" meta:object-count="0"/>
  </office:meta>
</office:document-meta>
</file>